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7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5.435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2.152cm"/>
    </style:style>
    <style:style style:name="co12" style:family="table-column">
      <style:table-column-properties fo:break-before="auto" style:column-width="2.5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PageStyle_5f_Primaria">
      <style:table-properties table:display="true" style:writing-mode="lr-tb"/>
    </style:style>
    <style:style style:name="ta6" style:family="table" style:master-page-name="PageStyle_5f_Secundaria">
      <style:table-properties table:display="true" style:writing-mode="lr-tb"/>
    </style:style>
    <number:number-style style:name="N5001" number:language="en" number:country="AU">
      <number:number number:decimal-places="0" number:min-integer-digits="1"/>
    </number:number-style>
    <number:number-style style:name="N5002" number:language="en" number:country="AU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000000" style:rotation-align="none"/>
    </style:style>
    <style:style style:name="ce3" style:family="table-cell" style:parent-style-name="Default" style:data-style-name="N5001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5001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5001">
      <style:table-cell-properties style:diagonal-bl-tr="none" style:diagonal-tl-br="none" fo:border="0.31pt solid #1a1a1a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5001">
      <style:table-cell-properties fo:background-color="#ffff00" style:diagonal-bl-tr="none" style:diagonal-tl-br="none" fo:border="0.31pt solid #1a1a1a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5001">
      <style:table-cell-properties style:diagonal-bl-tr="none" style:diagonal-tl-br="none" fo:background-color="transparent" fo:border="0.31pt solid #1a1a1a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5002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5002">
      <style:table-cell-properties fo:border-bottom="0.31pt solid #1a1a1a" style:diagonal-bl-tr="none" style:diagonal-tl-br="none" fo:background-color="transparent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5002">
      <style:table-cell-properties fo:border-bottom="0.31pt solid #1a1a1a" fo:background-color="#ffff00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5001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 style:data-style-name="N5001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500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 style:data-style-name="N5002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5002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500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 style:data-style-name="N5001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 style:data-style-name="N5001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1" style:family="table-cell" style:parent-style-name="Default" style:data-style-name="N5001">
      <style:table-cell-properties fo:background-color="#ffffff" style:diagonal-bl-tr="none" style:diagonal-tl-br="none" fo:border="0.99pt solid #000000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 style:data-style-name="N500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Default" style:data-style-name="N5002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 style:data-style-name="N5002">
      <style:table-cell-properties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maria" table:style-name="ta5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8" table:default-cell-style-name="ce18"/>
        <table:table-column table:style-name="co6" table:default-cell-style-name="ce18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MATERIA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GRADO</text:p>
          </table:table-cell>
          <table:table-cell table:style-name="ce14" office:value-type="string">
            <text:p>EXAMEN</text:p>
          </table:table-cell>
          <table:table-cell table:style-name="ce14" office:value-type="string">
            <text:p>REFUERZO</text:p>
          </table:table-cell>
          <table:table-cell table:style-name="ce14" office:value-type="string">
            <text:p>PROMEDIO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Language</text:p>
          </table:table-cell>
          <table:table-cell table:style-name="ce3" office:value-type="string">
            <text:p>CRUZ ENDARA </text:p>
          </table:table-cell>
          <table:table-cell table:style-name="ce7" office:value-type="string">
            <text:p>SEBASTIAN</text:p>
          </table:table-cell>
          <table:table-cell table:style-name="ce13" office:value-type="string">
            <text:p>4A</text:p>
          </table:table-cell>
          <table:table-cell table:style-name="ce15" office:value-type="float" office:value="3.3">
            <text:p>3.30</text:p>
          </table:table-cell>
          <table:table-cell table:style-name="ce15" office:value-type="float" office:value="7.2">
            <text:p>7.20</text:p>
          </table:table-cell>
          <table:table-cell table:style-name="ce15" table:formula="of:=IF([.E2]&lt;&gt;&quot;&quot;;IF(GESTEP([.F2];[.E2]);AVERAGE([.E2:.F2]);&quot;No Mejora&quot;);&quot;&quot;)" office:value-type="float" office:value="5.25">
            <text:p>5.25</text:p>
          </table:table-cell>
          <table:table-cell table:style-name="ce22" table:number-columns-repeated="1017"/>
        </table:table-row>
        <table:table-row table:style-name="ro2">
          <table:table-cell table:style-name="ce2"/>
          <table:table-cell table:style-name="ce3" office:value-type="string">
            <text:p>MENDEZ MOLINA</text:p>
          </table:table-cell>
          <table:table-cell table:style-name="ce4" office:value-type="string">
            <text:p>DOMENICA CRISTIANY</text:p>
          </table:table-cell>
          <table:table-cell table:style-name="ce2"/>
          <table:table-cell table:style-name="ce16" office:value-type="float" office:value="1.4">
            <text:p>1.40</text:p>
          </table:table-cell>
          <table:table-cell table:style-name="ce16" office:value-type="float" office:value="6.5">
            <text:p>6.50</text:p>
          </table:table-cell>
          <table:table-cell table:style-name="ce15" table:formula="of:=IF([.E3]&lt;&gt;&quot;&quot;;IF(GESTEP([.F3];[.E3]);AVERAGE([.E3:.F3]);&quot;No Mejora&quot;);&quot;&quot;)" office:value-type="float" office:value="3.95">
            <text:p>3.9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>
            <text:p>ALCANTARA ROMERO </text:p>
          </table:table-cell>
          <table:table-cell table:style-name="ce4" office:value-type="string">
            <text:p>SEBASTIAN</text:p>
          </table:table-cell>
          <table:table-cell table:style-name="ce2" office:value-type="string">
            <text:p>5A</text:p>
          </table:table-cell>
          <table:table-cell table:style-name="ce16" office:value-type="float" office:value="1.6">
            <text:p>1.60</text:p>
          </table:table-cell>
          <table:table-cell table:style-name="ce16" office:value-type="float" office:value="3">
            <text:p>3.00</text:p>
          </table:table-cell>
          <table:table-cell table:style-name="ce15" table:formula="of:=IF([.E4]&lt;&gt;&quot;&quot;;IF(GESTEP([.F4];[.E4]);AVERAGE([.E4:.F4]);&quot;No Mejora&quot;);&quot;&quot;)" office:value-type="float" office:value="2.3">
            <text:p>2.3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AVILES MUSO </text:p>
          </table:table-cell>
          <table:table-cell table:style-name="ce11" office:value-type="string">
            <text:p>JOSELIN LIZBETH</text:p>
          </table:table-cell>
          <table:table-cell table:style-name="ce2"/>
          <table:table-cell table:style-name="ce17" office:value-type="float" office:value="3.2">
            <text:p>3.20</text:p>
          </table:table-cell>
          <table:table-cell table:style-name="ce19" office:value-type="float" office:value="5">
            <text:p>5.00</text:p>
          </table:table-cell>
          <table:table-cell table:style-name="ce15" table:formula="of:=IF([.E5]&lt;&gt;&quot;&quot;;IF(GESTEP([.F5];[.E5]);AVERAGE([.E5:.F5]);&quot;No Mejora&quot;);&quot;&quot;)" office:value-type="float" office:value="4.1">
            <text:p>4.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CALVACHE VELASCO</text:p>
          </table:table-cell>
          <table:table-cell table:style-name="ce7" office:value-type="string">
            <text:p>GUILLERMO LEONARDO</text:p>
          </table:table-cell>
          <table:table-cell table:style-name="ce2"/>
          <table:table-cell table:style-name="ce17" office:value-type="float" office:value="2.4">
            <text:p>2.40</text:p>
          </table:table-cell>
          <table:table-cell table:style-name="ce19" office:value-type="float" office:value="5.5">
            <text:p>5.50</text:p>
          </table:table-cell>
          <table:table-cell table:style-name="ce15" table:formula="of:=IF([.E6]&lt;&gt;&quot;&quot;;IF(GESTEP([.F6];[.E6]);AVERAGE([.E6:.F6]);&quot;No Mejora&quot;);&quot;&quot;)" office:value-type="float" office:value="3.95">
            <text:p>3.9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CARRILLO MARTINEZ</text:p>
          </table:table-cell>
          <table:table-cell table:style-name="ce4" office:value-type="string">
            <text:p>JORGE MATHEO</text:p>
          </table:table-cell>
          <table:table-cell table:style-name="ce2"/>
          <table:table-cell table:style-name="ce17" office:value-type="float" office:value="1.6">
            <text:p>1.60</text:p>
          </table:table-cell>
          <table:table-cell table:style-name="ce19" office:value-type="float" office:value="6.25">
            <text:p>6.25</text:p>
          </table:table-cell>
          <table:table-cell table:style-name="ce15" table:formula="of:=IF([.E7]&lt;&gt;&quot;&quot;;IF(GESTEP([.F7];[.E7]);AVERAGE([.E7:.F7]);&quot;No Mejora&quot;);&quot;&quot;)" office:value-type="float" office:value="3.925">
            <text:p>3.9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CEDEÑO CHAMORRO </text:p>
          </table:table-cell>
          <table:table-cell table:style-name="ce4" office:value-type="string">
            <text:p>GABRIEL ALEJANDRO</text:p>
          </table:table-cell>
          <table:table-cell table:style-name="ce2"/>
          <table:table-cell table:style-name="ce17" office:value-type="string">
            <text:p>s/e</text:p>
          </table:table-cell>
          <table:table-cell table:style-name="ce16" office:value-type="float" office:value="2.5">
            <text:p>2.50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CERON FUENTES </text:p>
          </table:table-cell>
          <table:table-cell table:style-name="ce4" office:value-type="string">
            <text:p>EMILY ALEJANDRA</text:p>
          </table:table-cell>
          <table:table-cell table:style-name="ce2"/>
          <table:table-cell table:style-name="ce17" office:value-type="float" office:value="2.4">
            <text:p>2.40</text:p>
          </table:table-cell>
          <table:table-cell table:style-name="ce19" office:value-type="float" office:value="5.25">
            <text:p>5.25</text:p>
          </table:table-cell>
          <table:table-cell table:style-name="ce15" table:formula="of:=IF([.E9]&lt;&gt;&quot;&quot;;IF(GESTEP([.F9];[.E9]);AVERAGE([.E9:.F9]);&quot;No Mejora&quot;);&quot;&quot;)" office:value-type="float" office:value="3.825">
            <text:p>3.8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GALARZA CARRERA </text:p>
          </table:table-cell>
          <table:table-cell table:style-name="ce7" office:value-type="string">
            <text:p>DANIELA SARAHI</text:p>
          </table:table-cell>
          <table:table-cell table:style-name="ce2"/>
          <table:table-cell table:style-name="ce17" office:value-type="float" office:value="1.6">
            <text:p>1.60</text:p>
          </table:table-cell>
          <table:table-cell table:style-name="ce19" office:value-type="float" office:value="0">
            <text:p>0.00</text:p>
          </table:table-cell>
          <table:table-cell table:style-name="ce15" table:formula="of:=IF([.E10]&lt;&gt;&quot;&quot;;IF(GESTEP([.F10];[.E10]);AVERAGE([.E10:.F10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GUAÑUNA CRUZ </text:p>
          </table:table-cell>
          <table:table-cell table:style-name="ce7" office:value-type="string">
            <text:p>LENIN PATRICIO</text:p>
          </table:table-cell>
          <table:table-cell table:style-name="ce2"/>
          <table:table-cell table:style-name="ce17" office:value-type="float" office:value="0.6">
            <text:p>0.60</text:p>
          </table:table-cell>
          <table:table-cell table:style-name="ce19" office:value-type="float" office:value="3">
            <text:p>3.00</text:p>
          </table:table-cell>
          <table:table-cell table:style-name="ce15" table:formula="of:=IF([.E11]&lt;&gt;&quot;&quot;;IF(GESTEP([.F11];[.E11]);AVERAGE([.E11:.F11]);&quot;No Mejora&quot;);&quot;&quot;)" office:value-type="float" office:value="1.8">
            <text:p>1.8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GUAÑUNA LOPEZ</text:p>
          </table:table-cell>
          <table:table-cell table:style-name="ce4" office:value-type="string">
            <text:p>ANDY JOEL</text:p>
          </table:table-cell>
          <table:table-cell table:style-name="ce2"/>
          <table:table-cell table:style-name="ce17" office:value-type="float" office:value="4.8">
            <text:p>4.80</text:p>
          </table:table-cell>
          <table:table-cell table:style-name="ce19" office:value-type="float" office:value="7.25">
            <text:p>7.25</text:p>
          </table:table-cell>
          <table:table-cell table:style-name="ce15" table:formula="of:=IF([.E12]&lt;&gt;&quot;&quot;;IF(GESTEP([.F12];[.E12]);AVERAGE([.E12:.F12]);&quot;No Mejora&quot;);&quot;&quot;)" office:value-type="float" office:value="6.025">
            <text:p>6.0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MALDONADO SALAZAR </text:p>
          </table:table-cell>
          <table:table-cell table:style-name="ce4" office:value-type="string">
            <text:p>WILLI FRANCISCO</text:p>
          </table:table-cell>
          <table:table-cell table:style-name="ce2"/>
          <table:table-cell table:style-name="ce17" office:value-type="float" office:value="1.2">
            <text:p>1.20</text:p>
          </table:table-cell>
          <table:table-cell table:style-name="ce19" office:value-type="float" office:value="2.75">
            <text:p>2.75</text:p>
          </table:table-cell>
          <table:table-cell table:style-name="ce15" table:formula="of:=IF([.E13]&lt;&gt;&quot;&quot;;IF(GESTEP([.F13];[.E13]);AVERAGE([.E13:.F13]);&quot;No Mejora&quot;);&quot;&quot;)" office:value-type="float" office:value="1.975">
            <text:p>1.9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MORA GALEAS </text:p>
          </table:table-cell>
          <table:table-cell table:style-name="ce4" office:value-type="string">
            <text:p>ESTEFANY NATASHA</text:p>
          </table:table-cell>
          <table:table-cell table:style-name="ce2"/>
          <table:table-cell table:style-name="ce17" office:value-type="float" office:value="1.4">
            <text:p>1.40</text:p>
          </table:table-cell>
          <table:table-cell table:style-name="ce19" office:value-type="float" office:value="1.5">
            <text:p>1.50</text:p>
          </table:table-cell>
          <table:table-cell table:style-name="ce15" table:formula="of:=IF([.E14]&lt;&gt;&quot;&quot;;IF(GESTEP([.F14];[.E14]);AVERAGE([.E14:.F14]);&quot;No Mejora&quot;);&quot;&quot;)" office:value-type="float" office:value="1.45">
            <text:p>1.4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NIETO ARMITJO</text:p>
          </table:table-cell>
          <table:table-cell table:style-name="ce4" office:value-type="string">
            <text:p>GUILLERMO NICOLAS</text:p>
          </table:table-cell>
          <table:table-cell table:style-name="ce2"/>
          <table:table-cell table:style-name="ce17" office:value-type="float" office:value="3.2">
            <text:p>3.20</text:p>
          </table:table-cell>
          <table:table-cell table:style-name="ce19" office:value-type="float" office:value="6">
            <text:p>6.00</text:p>
          </table:table-cell>
          <table:table-cell table:style-name="ce15" table:formula="of:=IF([.E15]&lt;&gt;&quot;&quot;;IF(GESTEP([.F15];[.E15]);AVERAGE([.E15:.F15]);&quot;No Mejora&quot;);&quot;&quot;)" office:value-type="float" office:value="4.6">
            <text:p>4.6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PAUCAR CRIOLLO </text:p>
          </table:table-cell>
          <table:table-cell table:style-name="ce4" office:value-type="string">
            <text:p>EMILY VANESSA</text:p>
          </table:table-cell>
          <table:table-cell table:style-name="ce2"/>
          <table:table-cell table:style-name="ce17" office:value-type="float" office:value="1.6">
            <text:p>1.60</text:p>
          </table:table-cell>
          <table:table-cell table:style-name="ce19" office:value-type="float" office:value="5">
            <text:p>5.00</text:p>
          </table:table-cell>
          <table:table-cell table:style-name="ce15" table:formula="of:=IF([.E16]&lt;&gt;&quot;&quot;;IF(GESTEP([.F16];[.E16]);AVERAGE([.E16:.F16]);&quot;No Mejora&quot;);&quot;&quot;)" office:value-type="float" office:value="3.3">
            <text:p>3.3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PEREZ ORELLANA </text:p>
          </table:table-cell>
          <table:table-cell table:style-name="ce4" office:value-type="string">
            <text:p>HERMAN SANTIAGO</text:p>
          </table:table-cell>
          <table:table-cell table:style-name="ce2"/>
          <table:table-cell table:style-name="ce17" office:value-type="float" office:value="1.8">
            <text:p>1.80</text:p>
          </table:table-cell>
          <table:table-cell table:style-name="ce19" office:value-type="float" office:value="3">
            <text:p>3.00</text:p>
          </table:table-cell>
          <table:table-cell table:style-name="ce15" table:formula="of:=IF([.E17]&lt;&gt;&quot;&quot;;IF(GESTEP([.F17];[.E17]);AVERAGE([.E17:.F17]);&quot;No Mejora&quot;);&quot;&quot;)" office:value-type="float" office:value="2.4">
            <text:p>2.4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RECALDE TROYA </text:p>
          </table:table-cell>
          <table:table-cell table:style-name="ce11" office:value-type="string">
            <text:p>GUSTAVO SEBASTIAN</text:p>
          </table:table-cell>
          <table:table-cell table:style-name="ce2"/>
          <table:table-cell table:style-name="ce17" office:value-type="float" office:value="2.2">
            <text:p>2.20</text:p>
          </table:table-cell>
          <table:table-cell table:style-name="ce11" office:value-type="float" office:value="3.5">
            <text:p>3.5</text:p>
          </table:table-cell>
          <table:table-cell table:style-name="ce15" table:formula="of:=IF([.E18]&lt;&gt;&quot;&quot;;IF(GESTEP([.F18];[.E18]);AVERAGE([.E18:.F18]);&quot;No Mejora&quot;);&quot;&quot;)" office:value-type="float" office:value="2.85">
            <text:p>2.8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RIOFRIO MERA </text:p>
          </table:table-cell>
          <table:table-cell table:style-name="ce4" office:value-type="string">
            <text:p>JULIAN GUILLERMO</text:p>
          </table:table-cell>
          <table:table-cell table:style-name="ce2"/>
          <table:table-cell table:style-name="ce17" office:value-type="float" office:value="5">
            <text:p>5.00</text:p>
          </table:table-cell>
          <table:table-cell table:style-name="ce11" office:value-type="float" office:value="1.5">
            <text:p>1.5</text:p>
          </table:table-cell>
          <table:table-cell table:style-name="ce15" table:formula="of:=IF([.E19]&lt;&gt;&quot;&quot;;IF(GESTEP([.F19];[.E19]);AVERAGE([.E19:.F19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YÁNEZ CÓNDOR </text:p>
          </table:table-cell>
          <table:table-cell table:style-name="ce11" office:value-type="string">
            <text:p>MICAELA FABIOLA</text:p>
          </table:table-cell>
          <table:table-cell table:style-name="ce2"/>
          <table:table-cell table:style-name="ce16" office:value-type="float" office:value="2.4">
            <text:p>2.40</text:p>
          </table:table-cell>
          <table:table-cell table:style-name="ce16" office:value-type="float" office:value="4.5">
            <text:p>4.50</text:p>
          </table:table-cell>
          <table:table-cell table:style-name="ce15" table:formula="of:=IF([.E20]&lt;&gt;&quot;&quot;;IF(GESTEP([.F20];[.E20]);AVERAGE([.E20:.F20]);&quot;No Mejora&quot;);&quot;&quot;)" office:value-type="float" office:value="3.45">
            <text:p>3.4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7" office:value-type="string">
            <text:p>ALDAS MINANGO</text:p>
          </table:table-cell>
          <table:table-cell table:style-name="ce7" office:value-type="string">
            <text:p>STEVEEN BLADIMIR</text:p>
          </table:table-cell>
          <table:table-cell table:style-name="ce2" office:value-type="string">
            <text:p>5B</text:p>
          </table:table-cell>
          <table:table-cell table:style-name="ce17" office:value-type="float" office:value="3.4">
            <text:p>3.40</text:p>
          </table:table-cell>
          <table:table-cell table:style-name="ce19" office:value-type="float" office:value="3">
            <text:p>3.00</text:p>
          </table:table-cell>
          <table:table-cell table:style-name="ce15" table:formula="of:=IF([.E21]&lt;&gt;&quot;&quot;;IF(GESTEP([.F21];[.E21]);AVERAGE([.E21:.F21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CEVALLOS CRUZ </text:p>
          </table:table-cell>
          <table:table-cell table:style-name="ce7" office:value-type="string">
            <text:p>DOMIYNIK FERNANDA</text:p>
          </table:table-cell>
          <table:table-cell table:style-name="ce2"/>
          <table:table-cell table:style-name="ce17" office:value-type="float" office:value="2.4">
            <text:p>2.40</text:p>
          </table:table-cell>
          <table:table-cell table:style-name="ce19" office:value-type="float" office:value="4">
            <text:p>4.00</text:p>
          </table:table-cell>
          <table:table-cell table:style-name="ce15" table:formula="of:=IF([.E22]&lt;&gt;&quot;&quot;;IF(GESTEP([.F22];[.E22]);AVERAGE([.E22:.F22]);&quot;No Mejora&quot;);&quot;&quot;)" office:value-type="float" office:value="3.2">
            <text:p>3.2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7" office:value-type="string">
            <text:p>CEVALLOS JIMENEZ </text:p>
          </table:table-cell>
          <table:table-cell table:style-name="ce7" office:value-type="string">
            <text:p>JONATHAN ALEXANDER</text:p>
          </table:table-cell>
          <table:table-cell table:style-name="ce2"/>
          <table:table-cell table:style-name="ce17" office:value-type="float" office:value="1">
            <text:p>1.00</text:p>
          </table:table-cell>
          <table:table-cell table:style-name="ce19" office:value-type="float" office:value="2.5">
            <text:p>2.50</text:p>
          </table:table-cell>
          <table:table-cell table:style-name="ce15" table:formula="of:=IF([.E23]&lt;&gt;&quot;&quot;;IF(GESTEP([.F23];[.E23]);AVERAGE([.E23:.F23]);&quot;No Mejora&quot;);&quot;&quot;)" office:value-type="float" office:value="1.75">
            <text:p>1.7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CHAVEZ TAPIA </text:p>
          </table:table-cell>
          <table:table-cell table:style-name="ce4" office:value-type="string">
            <text:p>MATHIAS ALEJANDRO <text:s text:c="3"/></text:p>
          </table:table-cell>
          <table:table-cell table:style-name="ce2"/>
          <table:table-cell table:style-name="ce17" office:value-type="float" office:value="1.8">
            <text:p>1.80</text:p>
          </table:table-cell>
          <table:table-cell table:style-name="ce19" office:value-type="float" office:value="3.5">
            <text:p>3.50</text:p>
          </table:table-cell>
          <table:table-cell table:style-name="ce15" table:formula="of:=IF([.E24]&lt;&gt;&quot;&quot;;IF(GESTEP([.F24];[.E24]);AVERAGE([.E24:.F24]);&quot;No Mejora&quot;);&quot;&quot;)" office:value-type="float" office:value="2.65">
            <text:p>2.6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DOICELA CACERES </text:p>
          </table:table-cell>
          <table:table-cell table:style-name="ce4" office:value-type="string">
            <text:p>LORENA FERNANDA</text:p>
          </table:table-cell>
          <table:table-cell table:style-name="ce2"/>
          <table:table-cell table:style-name="ce17" office:value-type="float" office:value="4.2">
            <text:p>4.20</text:p>
          </table:table-cell>
          <table:table-cell table:style-name="ce19" office:value-type="float" office:value="2.75">
            <text:p>2.75</text:p>
          </table:table-cell>
          <table:table-cell table:style-name="ce16" office:value-type="string">
            <text:p>S/R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GOMEZ VILLAMAR </text:p>
          </table:table-cell>
          <table:table-cell table:style-name="ce4" office:value-type="string">
            <text:p>MATEO DANIEL</text:p>
          </table:table-cell>
          <table:table-cell table:style-name="ce2"/>
          <table:table-cell table:style-name="ce17" office:value-type="float" office:value="0.6">
            <text:p>0.60</text:p>
          </table:table-cell>
          <table:table-cell table:style-name="ce19" office:value-type="float" office:value="2.5">
            <text:p>2.50</text:p>
          </table:table-cell>
          <table:table-cell table:style-name="ce15" table:formula="of:=IF([.E26]&lt;&gt;&quot;&quot;;IF(GESTEP([.F26];[.E26]);AVERAGE([.E26:.F26]);&quot;No Mejora&quot;);&quot;&quot;)" office:value-type="float" office:value="1.55">
            <text:p>1.5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IBAÑEZ MALEZA</text:p>
          </table:table-cell>
          <table:table-cell table:style-name="ce4" office:value-type="string">
            <text:p>KEVIN ANDRES</text:p>
          </table:table-cell>
          <table:table-cell table:style-name="ce2"/>
          <table:table-cell table:style-name="ce17" office:value-type="float" office:value="1.4">
            <text:p>1.40</text:p>
          </table:table-cell>
          <table:table-cell table:style-name="ce19" office:value-type="float" office:value="0">
            <text:p>0.00</text:p>
          </table:table-cell>
          <table:table-cell table:style-name="ce15" table:formula="of:=IF([.E27]&lt;&gt;&quot;&quot;;IF(GESTEP([.F27];[.E27]);AVERAGE([.E27:.F27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JIMENEZ MINA </text:p>
          </table:table-cell>
          <table:table-cell table:style-name="ce7" office:value-type="string">
            <text:p>JUAN ESTEBAN <text:s text:c="16"/></text:p>
          </table:table-cell>
          <table:table-cell table:style-name="ce2"/>
          <table:table-cell table:style-name="ce16" office:value-type="string">
            <text:p>s/e</text:p>
          </table:table-cell>
          <table:table-cell table:style-name="ce16" office:value-type="float" office:value="4">
            <text:p>4.00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LOOR RAMIREZ </text:p>
          </table:table-cell>
          <table:table-cell table:style-name="ce11" office:value-type="string">
            <text:p>JENNIFER VANESA</text:p>
          </table:table-cell>
          <table:table-cell table:style-name="ce2"/>
          <table:table-cell table:style-name="ce17" office:value-type="float" office:value="0.8">
            <text:p>0.80</text:p>
          </table:table-cell>
          <table:table-cell table:style-name="ce19" office:value-type="float" office:value="2">
            <text:p>2.00</text:p>
          </table:table-cell>
          <table:table-cell table:style-name="ce15" table:formula="of:=IF([.E29]&lt;&gt;&quot;&quot;;IF(GESTEP([.F29];[.E29]);AVERAGE([.E29:.F29]);&quot;No Mejora&quot;);&quot;&quot;)" office:value-type="float" office:value="1.4">
            <text:p>1.4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LOPEZ VILLOTA</text:p>
          </table:table-cell>
          <table:table-cell table:style-name="ce7" office:value-type="string">
            <text:p>GABRIEL ENRIQUE</text:p>
          </table:table-cell>
          <table:table-cell table:style-name="ce2"/>
          <table:table-cell table:style-name="ce17" office:value-type="float" office:value="2.2">
            <text:p>2.20</text:p>
          </table:table-cell>
          <table:table-cell table:style-name="ce19" office:value-type="float" office:value="2">
            <text:p>2.00</text:p>
          </table:table-cell>
          <table:table-cell table:style-name="ce15" table:formula="of:=IF([.E30]&lt;&gt;&quot;&quot;;IF(GESTEP([.F30];[.E30]);AVERAGE([.E30:.F30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MAISINCHO MORA</text:p>
          </table:table-cell>
          <table:table-cell table:style-name="ce7" office:value-type="string">
            <text:p>AILEEN DOMINIQUE</text:p>
          </table:table-cell>
          <table:table-cell table:style-name="ce2"/>
          <table:table-cell table:style-name="ce17" office:value-type="float" office:value="2.4">
            <text:p>2.40</text:p>
          </table:table-cell>
          <table:table-cell table:style-name="ce17" office:value-type="float" office:value="2.2">
            <text:p>2.20</text:p>
          </table:table-cell>
          <table:table-cell table:style-name="ce15" table:formula="of:=IF([.E31]&lt;&gt;&quot;&quot;;IF(GESTEP([.F31];[.E31]);AVERAGE([.E31:.F31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MOSQUERA FERNANDEZ <text:s text:c="5"/></text:p>
          </table:table-cell>
          <table:table-cell table:style-name="ce4" office:value-type="string">
            <text:p>LINCOLN SAID <text:s text:c="4"/></text:p>
          </table:table-cell>
          <table:table-cell table:style-name="ce2"/>
          <table:table-cell table:style-name="ce17" office:value-type="float" office:value="0.6">
            <text:p>0.60</text:p>
          </table:table-cell>
          <table:table-cell table:style-name="ce20" office:value-type="float" office:value="2">
            <text:p>2</text:p>
          </table:table-cell>
          <table:table-cell table:style-name="ce15" table:formula="of:=IF([.E32]&lt;&gt;&quot;&quot;;IF(GESTEP([.F32];[.E32]);AVERAGE([.E32:.F32]);&quot;No Mejora&quot;);&quot;&quot;)" office:value-type="float" office:value="1.3">
            <text:p>1.3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PILCO ORTEGA </text:p>
          </table:table-cell>
          <table:table-cell table:style-name="ce7" office:value-type="string">
            <text:p>MARIA JOSE</text:p>
          </table:table-cell>
          <table:table-cell table:style-name="ce2"/>
          <table:table-cell table:style-name="ce17" office:value-type="float" office:value="1">
            <text:p>1.00</text:p>
          </table:table-cell>
          <table:table-cell table:style-name="ce20" office:value-type="float" office:value="2.75">
            <text:p>2.75</text:p>
          </table:table-cell>
          <table:table-cell table:style-name="ce15" table:formula="of:=IF([.E33]&lt;&gt;&quot;&quot;;IF(GESTEP([.F33];[.E33]);AVERAGE([.E33:.F33]);&quot;No Mejora&quot;);&quot;&quot;)" office:value-type="float" office:value="1.875">
            <text:p>1.8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cience</text:p>
          </table:table-cell>
          <table:table-cell table:style-name="ce6" office:value-type="string">
            <text:p>CERON FUENTES </text:p>
          </table:table-cell>
          <table:table-cell table:style-name="ce4" office:value-type="string">
            <text:p>CARLOS JULIAN</text:p>
          </table:table-cell>
          <table:table-cell table:style-name="ce2" office:value-type="string">
            <text:p>4A</text:p>
          </table:table-cell>
          <table:table-cell table:style-name="ce17" office:value-type="float" office:value="1.5">
            <text:p>1.50</text:p>
          </table:table-cell>
          <table:table-cell table:style-name="ce19" office:value-type="float" office:value="3.25">
            <text:p>3.25</text:p>
          </table:table-cell>
          <table:table-cell table:style-name="ce15" table:formula="of:=IF([.E34]&lt;&gt;&quot;&quot;;IF(GESTEP([.F34];[.E34]);AVERAGE([.E34:.F34]);&quot;No Mejora&quot;);&quot;&quot;)" office:value-type="float" office:value="2.375">
            <text:p>2.3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CRUZ ENDARA </text:p>
          </table:table-cell>
          <table:table-cell table:style-name="ce7" office:value-type="string">
            <text:p>SEBASTIAN</text:p>
          </table:table-cell>
          <table:table-cell table:style-name="ce2"/>
          <table:table-cell table:style-name="ce17" office:value-type="float" office:value="4.25">
            <text:p>4.25</text:p>
          </table:table-cell>
          <table:table-cell table:style-name="ce19" office:value-type="float" office:value="6.25">
            <text:p>6.25</text:p>
          </table:table-cell>
          <table:table-cell table:style-name="ce15" table:formula="of:=IF([.E35]&lt;&gt;&quot;&quot;;IF(GESTEP([.F35];[.E35]);AVERAGE([.E35:.F35]);&quot;No Mejora&quot;);&quot;&quot;)" office:value-type="float" office:value="5.25">
            <text:p>5.2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MENDEZ MOLINA</text:p>
          </table:table-cell>
          <table:table-cell table:style-name="ce4" office:value-type="string">
            <text:p>DOMENICA CRISTIANY</text:p>
          </table:table-cell>
          <table:table-cell table:style-name="ce2"/>
          <table:table-cell table:style-name="ce17" office:value-type="float" office:value="0.5">
            <text:p>0.50</text:p>
          </table:table-cell>
          <table:table-cell table:style-name="ce19" office:value-type="float" office:value="2.25">
            <text:p>2.25</text:p>
          </table:table-cell>
          <table:table-cell table:style-name="ce15" table:formula="of:=IF([.E36]&lt;&gt;&quot;&quot;;IF(GESTEP([.F36];[.E36]);AVERAGE([.E36:.F36]);&quot;No Mejora&quot;);&quot;&quot;)" office:value-type="float" office:value="1.375">
            <text:p>1.3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ORTEGA MOYA </text:p>
          </table:table-cell>
          <table:table-cell table:style-name="ce4" office:value-type="string">
            <text:p>ANDRES SAID <text:s text:c="5"/></text:p>
          </table:table-cell>
          <table:table-cell table:style-name="ce2"/>
          <table:table-cell table:style-name="ce17" office:value-type="float" office:value="4.5">
            <text:p>4.50</text:p>
          </table:table-cell>
          <table:table-cell table:style-name="ce19" office:value-type="float" office:value="3.8">
            <text:p>3.80</text:p>
          </table:table-cell>
          <table:table-cell table:style-name="ce15" table:formula="of:=IF([.E37]&lt;&gt;&quot;&quot;;IF(GESTEP([.F37];[.E37]);AVERAGE([.E37:.F37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MENDOZA CHAMORRO </text:p>
          </table:table-cell>
          <table:table-cell table:style-name="ce4" office:value-type="string">
            <text:p>MARTIN SEBASTIAN</text:p>
          </table:table-cell>
          <table:table-cell table:style-name="ce2" office:value-type="string">
            <text:p>4B</text:p>
          </table:table-cell>
          <table:table-cell table:style-name="ce16" office:value-type="float" office:value="3.75">
            <text:p>3.75</text:p>
          </table:table-cell>
          <table:table-cell table:style-name="ce16" office:value-type="float" office:value="6.6">
            <text:p>6.60</text:p>
          </table:table-cell>
          <table:table-cell table:style-name="ce15" table:formula="of:=IF([.E38]&lt;&gt;&quot;&quot;;IF(GESTEP([.F38];[.E38]);AVERAGE([.E38:.F38]);&quot;No Mejora&quot;);&quot;&quot;)" office:value-type="float" office:value="5.175">
            <text:p>5.1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ROMERO CALVACHE</text:p>
          </table:table-cell>
          <table:table-cell table:style-name="ce7" office:value-type="string">
            <text:p>JERLY ANAHI</text:p>
          </table:table-cell>
          <table:table-cell table:style-name="ce2"/>
          <table:table-cell table:style-name="ce16" office:value-type="float" office:value="4">
            <text:p>4.00</text:p>
          </table:table-cell>
          <table:table-cell table:style-name="ce16" office:value-type="float" office:value="2.5">
            <text:p>2.50</text:p>
          </table:table-cell>
          <table:table-cell table:style-name="ce15" table:formula="of:=IF([.E39]&lt;&gt;&quot;&quot;;IF(GESTEP([.F39];[.E39]);AVERAGE([.E39:.F39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8" office:value-type="string">
            <text:p>SALGUERO DELGADO</text:p>
          </table:table-cell>
          <table:table-cell table:style-name="ce4" office:value-type="string">
            <text:p><text:s/>MARTIN SEBASTIAN</text:p>
          </table:table-cell>
          <table:table-cell table:style-name="ce2"/>
          <table:table-cell table:style-name="ce16" office:value-type="float" office:value="1.25">
            <text:p>1.25</text:p>
          </table:table-cell>
          <table:table-cell table:style-name="ce16" office:value-type="float" office:value="4.8">
            <text:p>4.80</text:p>
          </table:table-cell>
          <table:table-cell table:style-name="ce15" table:formula="of:=IF([.E40]&lt;&gt;&quot;&quot;;IF(GESTEP([.F40];[.E40]);AVERAGE([.E40:.F40]);&quot;No Mejora&quot;);&quot;&quot;)" office:value-type="float" office:value="3.025">
            <text:p>3.0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>
            <text:p>ALCANTARA ROMERO </text:p>
          </table:table-cell>
          <table:table-cell table:style-name="ce4" office:value-type="string">
            <text:p>SEBASTIAN</text:p>
          </table:table-cell>
          <table:table-cell table:style-name="ce2" office:value-type="string">
            <text:p>5A</text:p>
          </table:table-cell>
          <table:table-cell table:style-name="ce17" office:value-type="float" office:value="0.5">
            <text:p>0.50</text:p>
          </table:table-cell>
          <table:table-cell table:style-name="ce19" office:value-type="float" office:value="2.5">
            <text:p>2.50</text:p>
          </table:table-cell>
          <table:table-cell table:style-name="ce15" table:formula="of:=IF([.E41]&lt;&gt;&quot;&quot;;IF(GESTEP([.F41];[.E41]);AVERAGE([.E41:.F41]);&quot;No Mejora&quot;);&quot;&quot;)" office:value-type="float" office:value="1.5">
            <text:p>1.5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AVILES MUSO </text:p>
          </table:table-cell>
          <table:table-cell table:style-name="ce11" office:value-type="string">
            <text:p>JOSELIN LIZBETH</text:p>
          </table:table-cell>
          <table:table-cell table:style-name="ce2"/>
          <table:table-cell table:style-name="ce17" office:value-type="float" office:value="1.75">
            <text:p>1.75</text:p>
          </table:table-cell>
          <table:table-cell table:style-name="ce19" office:value-type="float" office:value="7.75">
            <text:p>7.75</text:p>
          </table:table-cell>
          <table:table-cell table:style-name="ce15" table:formula="of:=IF([.E42]&lt;&gt;&quot;&quot;;IF(GESTEP([.F42];[.E42]);AVERAGE([.E42:.F42]);&quot;No Mejora&quot;);&quot;&quot;)" office:value-type="float" office:value="4.75">
            <text:p>4.7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9" office:value-type="string">
            <text:p>CEDEÑO CHAMORRO </text:p>
          </table:table-cell>
          <table:table-cell table:style-name="ce12" office:value-type="string">
            <text:p>GABRIEL ALEJANDRO</text:p>
          </table:table-cell>
          <table:table-cell table:style-name="ce2"/>
          <table:table-cell table:style-name="ce16" office:value-type="string">
            <text:p>s/e</text:p>
          </table:table-cell>
          <table:table-cell table:style-name="ce21" office:value-type="float" office:value="2.25">
            <text:p>2.25</text:p>
          </table:table-cell>
          <table:table-cell table:style-name="ce15" table:formula="of:=IF([.E43]&lt;&gt;&quot;&quot;;IF(GESTEP([.F43];[.E43]);AVERAGE([.E43:.F43]);&quot;No Mejora&quot;);&quot;&quot;)" office:value-type="float" office:value="0">
            <text:p>Err:50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CERON FUENTES </text:p>
          </table:table-cell>
          <table:table-cell table:style-name="ce4" office:value-type="string">
            <text:p>EMILY ALEJANDRA</text:p>
          </table:table-cell>
          <table:table-cell table:style-name="ce2"/>
          <table:table-cell table:style-name="ce17" office:value-type="float" office:value="0.75">
            <text:p>0.75</text:p>
          </table:table-cell>
          <table:table-cell table:style-name="ce19" office:value-type="float" office:value="7.5">
            <text:p>7.50</text:p>
          </table:table-cell>
          <table:table-cell table:style-name="ce15" table:formula="of:=IF([.E44]&lt;&gt;&quot;&quot;;IF(GESTEP([.F44];[.E44]);AVERAGE([.E44:.F44]);&quot;No Mejora&quot;);&quot;&quot;)" office:value-type="float" office:value="4.125">
            <text:p>4.1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GALARZA CARRERA </text:p>
          </table:table-cell>
          <table:table-cell table:style-name="ce7" office:value-type="string">
            <text:p>DANIELA SARAHI</text:p>
          </table:table-cell>
          <table:table-cell table:style-name="ce2"/>
          <table:table-cell table:style-name="ce17" office:value-type="float" office:value="1.8">
            <text:p>1.80</text:p>
          </table:table-cell>
          <table:table-cell table:style-name="ce19" office:value-type="float" office:value="7.5">
            <text:p>7.50</text:p>
          </table:table-cell>
          <table:table-cell table:style-name="ce15" table:formula="of:=IF([.E45]&lt;&gt;&quot;&quot;;IF(GESTEP([.F45];[.E45]);AVERAGE([.E45:.F45]);&quot;No Mejora&quot;);&quot;&quot;)" office:value-type="float" office:value="4.65">
            <text:p>4.6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GUAÑUNA CRUZ </text:p>
          </table:table-cell>
          <table:table-cell table:style-name="ce7" office:value-type="string">
            <text:p>LENIN PATRICIO</text:p>
          </table:table-cell>
          <table:table-cell table:style-name="ce2"/>
          <table:table-cell table:style-name="ce17" office:value-type="float" office:value="3.75">
            <text:p>3.75</text:p>
          </table:table-cell>
          <table:table-cell table:style-name="ce19" office:value-type="float" office:value="4.5">
            <text:p>4.50</text:p>
          </table:table-cell>
          <table:table-cell table:style-name="ce15" table:formula="of:=IF([.E46]&lt;&gt;&quot;&quot;;IF(GESTEP([.F46];[.E46]);AVERAGE([.E46:.F46]);&quot;No Mejora&quot;);&quot;&quot;)" office:value-type="float" office:value="4.125">
            <text:p>4.1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GUAÑUNA LOPEZ</text:p>
          </table:table-cell>
          <table:table-cell table:style-name="ce4" office:value-type="string">
            <text:p>ANDY JOEL</text:p>
          </table:table-cell>
          <table:table-cell table:style-name="ce2"/>
          <table:table-cell table:style-name="ce17" office:value-type="float" office:value="4.5">
            <text:p>4.50</text:p>
          </table:table-cell>
          <table:table-cell table:style-name="ce19" office:value-type="float" office:value="8">
            <text:p>8.00</text:p>
          </table:table-cell>
          <table:table-cell table:style-name="ce15" table:formula="of:=IF([.E47]&lt;&gt;&quot;&quot;;IF(GESTEP([.F47];[.E47]);AVERAGE([.E47:.F47]);&quot;No Mejora&quot;);&quot;&quot;)" office:value-type="float" office:value="6.25">
            <text:p>6.2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ATERIA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GRADO</text:p>
          </table:table-cell>
          <table:table-cell table:style-name="ce14" office:value-type="string">
            <text:p>EXAMEN</text:p>
          </table:table-cell>
          <table:table-cell table:style-name="ce14" office:value-type="string">
            <text:p>REFUERZO</text:p>
          </table:table-cell>
          <table:table-cell table:style-name="ce14" office:value-type="string">
            <text:p>PROMEDIO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MORA GALEAS </text:p>
          </table:table-cell>
          <table:table-cell table:style-name="ce4" office:value-type="string">
            <text:p>ESTEFANY NATASHA</text:p>
          </table:table-cell>
          <table:table-cell table:style-name="ce2"/>
          <table:table-cell table:style-name="ce17" office:value-type="float" office:value="1.25">
            <text:p>1.25</text:p>
          </table:table-cell>
          <table:table-cell table:style-name="ce19" office:value-type="float" office:value="0">
            <text:p>0.00</text:p>
          </table:table-cell>
          <table:table-cell table:style-name="ce15" table:formula="of:=IF([.E49]&lt;&gt;&quot;&quot;;IF(GESTEP([.F49];[.E49]);AVERAGE([.E49:.F49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PAUCAR CRIOLLO </text:p>
          </table:table-cell>
          <table:table-cell table:style-name="ce4" office:value-type="string">
            <text:p>EMILY VANESSA</text:p>
          </table:table-cell>
          <table:table-cell table:style-name="ce2"/>
          <table:table-cell table:style-name="ce17" office:value-type="float" office:value="2.5">
            <text:p>2.50</text:p>
          </table:table-cell>
          <table:table-cell table:style-name="ce19" office:value-type="float" office:value="8.5">
            <text:p>8.50</text:p>
          </table:table-cell>
          <table:table-cell table:style-name="ce15" table:formula="of:=IF([.E50]&lt;&gt;&quot;&quot;;IF(GESTEP([.F50];[.E50]);AVERAGE([.E50:.F50]);&quot;No Mejora&quot;);&quot;&quot;)" office:value-type="float" office:value="5.5">
            <text:p>5.5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PEREZ ORELLANA </text:p>
          </table:table-cell>
          <table:table-cell table:style-name="ce4" office:value-type="string">
            <text:p>HERMAN SANTIAGO</text:p>
          </table:table-cell>
          <table:table-cell table:style-name="ce2"/>
          <table:table-cell table:style-name="ce17" office:value-type="float" office:value="1.75">
            <text:p>1.75</text:p>
          </table:table-cell>
          <table:table-cell table:style-name="ce19" office:value-type="float" office:value="7">
            <text:p>7.00</text:p>
          </table:table-cell>
          <table:table-cell table:style-name="ce15" table:formula="of:=IF([.E51]&lt;&gt;&quot;&quot;;IF(GESTEP([.F51];[.E51]);AVERAGE([.E51:.F51]);&quot;No Mejora&quot;);&quot;&quot;)" office:value-type="float" office:value="4.375">
            <text:p>4.3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RECALDE TROYA </text:p>
          </table:table-cell>
          <table:table-cell table:style-name="ce11" office:value-type="string">
            <text:p>GUSTAVO SEBASTIAN</text:p>
          </table:table-cell>
          <table:table-cell table:style-name="ce2"/>
          <table:table-cell table:style-name="ce17" office:value-type="float" office:value="2">
            <text:p>2.00</text:p>
          </table:table-cell>
          <table:table-cell table:style-name="ce11" office:value-type="float" office:value="2.5">
            <text:p>2.5</text:p>
          </table:table-cell>
          <table:table-cell table:style-name="ce15" table:formula="of:=IF([.E52]&lt;&gt;&quot;&quot;;IF(GESTEP([.F52];[.E52]);AVERAGE([.E52:.F52]);&quot;No Mejora&quot;);&quot;&quot;)" office:value-type="float" office:value="2.25">
            <text:p>2.2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>
            <text:p>SHUGULI GUAMUSI </text:p>
          </table:table-cell>
          <table:table-cell table:style-name="ce4" office:value-type="string">
            <text:p>CRISTOPHER DAMIAN</text:p>
          </table:table-cell>
          <table:table-cell/>
          <table:table-cell table:style-name="ce17" office:value-type="float" office:value="3">
            <text:p>3.00</text:p>
          </table:table-cell>
          <table:table-cell table:style-name="ce20" office:value-type="float" office:value="8">
            <text:p>8</text:p>
          </table:table-cell>
          <table:table-cell table:style-name="ce15" table:formula="of:=IF([.E53]&lt;&gt;&quot;&quot;;IF(GESTEP([.F53];[.E53]);AVERAGE([.E53:.F53]);&quot;No Mejora&quot;);&quot;&quot;)" office:value-type="float" office:value="5.5">
            <text:p>5.5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VERDESOTO GUAYASAMIN </text:p>
          </table:table-cell>
          <table:table-cell table:style-name="ce4" office:value-type="string">
            <text:p>ALISSON MILENA</text:p>
          </table:table-cell>
          <table:table-cell/>
          <table:table-cell table:style-name="ce17" office:value-type="float" office:value="1.75">
            <text:p>1.75</text:p>
          </table:table-cell>
          <table:table-cell table:style-name="ce20" office:value-type="float" office:value="5.5">
            <text:p>5.5</text:p>
          </table:table-cell>
          <table:table-cell table:style-name="ce15" table:formula="of:=IF([.E54]&lt;&gt;&quot;&quot;;IF(GESTEP([.F54];[.E54]);AVERAGE([.E54:.F54]);&quot;No Mejora&quot;);&quot;&quot;)" office:value-type="float" office:value="3.625">
            <text:p>3.6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55]&lt;&gt;&quot;&quot;;IF(GESTEP([.F55];[.E55]);AVERAGE([.E55:.F55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56]&lt;&gt;&quot;&quot;;IF(GESTEP([.F56];[.E56]);AVERAGE([.E56:.F56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57]&lt;&gt;&quot;&quot;;IF(GESTEP([.F57];[.E57]);AVERAGE([.E57:.F57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58]&lt;&gt;&quot;&quot;;IF(GESTEP([.F58];[.E58]);AVERAGE([.E58:.F58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59]&lt;&gt;&quot;&quot;;IF(GESTEP([.F59];[.E59]);AVERAGE([.E59:.F59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0]&lt;&gt;&quot;&quot;;IF(GESTEP([.F60];[.E60]);AVERAGE([.E60:.F60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1]&lt;&gt;&quot;&quot;;IF(GESTEP([.F61];[.E61]);AVERAGE([.E61:.F61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2]&lt;&gt;&quot;&quot;;IF(GESTEP([.F62];[.E62]);AVERAGE([.E62:.F62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3]&lt;&gt;&quot;&quot;;IF(GESTEP([.F63];[.E63]);AVERAGE([.E63:.F63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4]&lt;&gt;&quot;&quot;;IF(GESTEP([.F64];[.E64]);AVERAGE([.E64:.F64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5]&lt;&gt;&quot;&quot;;IF(GESTEP([.F65];[.E65]);AVERAGE([.E65:.F65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6]&lt;&gt;&quot;&quot;;IF(GESTEP([.F66];[.E66]);AVERAGE([.E66:.F66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7]&lt;&gt;&quot;&quot;;IF(GESTEP([.F67];[.E67]);AVERAGE([.E67:.F67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8]&lt;&gt;&quot;&quot;;IF(GESTEP([.F68];[.E68]);AVERAGE([.E68:.F68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69]&lt;&gt;&quot;&quot;;IF(GESTEP([.F69];[.E69]);AVERAGE([.E69:.F69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0]&lt;&gt;&quot;&quot;;IF(GESTEP([.F70];[.E70]);AVERAGE([.E70:.F70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1]&lt;&gt;&quot;&quot;;IF(GESTEP([.F71];[.E71]);AVERAGE([.E71:.F71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2]&lt;&gt;&quot;&quot;;IF(GESTEP([.F72];[.E72]);AVERAGE([.E72:.F72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3]&lt;&gt;&quot;&quot;;IF(GESTEP([.F73];[.E73]);AVERAGE([.E73:.F73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4]&lt;&gt;&quot;&quot;;IF(GESTEP([.F74];[.E74]);AVERAGE([.E74:.F74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5]&lt;&gt;&quot;&quot;;IF(GESTEP([.F75];[.E75]);AVERAGE([.E75:.F75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6]&lt;&gt;&quot;&quot;;IF(GESTEP([.F76];[.E76]);AVERAGE([.E76:.F76]);&quot;No Mejora&quot;);&quot;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IF([.E77]&lt;&gt;&quot;&quot;;IF(GESTEP([.F77];[.E77]);AVERAGE([.E77:.F77]);&quot;No Mejora&quot;);&quot;&quot;)">
            <text:p/>
          </table:table-cell>
          <table:table-cell table:number-columns-repeated="1017"/>
        </table:table-row>
        <table:table-row table:style-name="ro1" table:number-rows-repeated="269493">
          <table:table-cell table:number-columns-repeated="6"/>
          <table:table-cell table:style-name="ce15"/>
          <table:table-cell table:number-columns-repeated="1017"/>
        </table:table-row>
        <table:table-row table:style-name="ro1" table:number-rows-repeated="7790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ndaria" table:style-name="ta6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8"/>
        <table:table-column table:style-name="co12" table:default-cell-style-name="ce18"/>
        <table:table-column table:style-name="co6" table:default-cell-style-name="ce18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MATERIA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GRADO</text:p>
          </table:table-cell>
          <table:table-cell table:style-name="ce14" office:value-type="string">
            <text:p>EXAMEN</text:p>
          </table:table-cell>
          <table:table-cell table:style-name="ce14" office:value-type="string">
            <text:p>REFUERZO</text:p>
          </table:table-cell>
          <table:table-cell table:style-name="ce14" office:value-type="string">
            <text:p>PROMEDIO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</text:p>
          </table:table-cell>
          <table:table-cell table:style-name="ce23" office:value-type="string">
            <text:p>CASTELLANOS SOTO </text:p>
          </table:table-cell>
          <table:table-cell table:style-name="ce33" office:value-type="string">
            <text:p>VERONICA DANIELA</text:p>
          </table:table-cell>
          <table:table-cell table:style-name="ce13" office:value-type="string">
            <text:p>9A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2.6">
            <text:p>2.60</text:p>
          </table:table-cell>
          <table:table-cell table:style-name="ce15" table:formula="of:=IF([.E2]&lt;&gt;&quot;&quot;;IF(GESTEP([.F2];[.E2]);AVERAGE([.E2:.F2]);&quot;No Mejora&quot;);&quot;&quot;)" office:value-type="float" office:value="2.3">
            <text:p>2.30</text:p>
          </table:table-cell>
          <table:table-cell table:style-name="ce22" table:number-columns-repeated="1017"/>
        </table:table-row>
        <table:table-row table:style-name="ro1">
          <table:table-cell table:style-name="ce2"/>
          <table:table-cell table:style-name="ce24" office:value-type="string">
            <text:p>CURILLO JUCA </text:p>
          </table:table-cell>
          <table:table-cell table:style-name="ce13" office:value-type="string">
            <text:p>FERNANDO MARCEL</text:p>
          </table:table-cell>
          <table:table-cell table:style-name="ce2"/>
          <table:table-cell table:style-name="ce16" office:value-type="float" office:value="6.8">
            <text:p>6.80</text:p>
          </table:table-cell>
          <table:table-cell table:style-name="ce16" office:value-type="float" office:value="6">
            <text:p>6.00</text:p>
          </table:table-cell>
          <table:table-cell table:style-name="ce15" table:formula="of:=IF([.E3]&lt;&gt;&quot;&quot;;IF(GESTEP([.F3];[.E3]);AVERAGE([.E3:.F3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4" office:value-type="string">
            <text:p>GONZALEZ NEGRETE </text:p>
          </table:table-cell>
          <table:table-cell table:style-name="ce13" office:value-type="string">
            <text:p>ESTEFANNY DANIELA</text:p>
          </table:table-cell>
          <table:table-cell table:style-name="ce2"/>
          <table:table-cell table:style-name="ce16" office:value-type="float" office:value="5.3">
            <text:p>5.30</text:p>
          </table:table-cell>
          <table:table-cell table:style-name="ce16" office:value-type="float" office:value="3.6">
            <text:p>3.60</text:p>
          </table:table-cell>
          <table:table-cell table:style-name="ce15" table:formula="of:=IF([.E4]&lt;&gt;&quot;&quot;;IF(GESTEP([.F4];[.E4]);AVERAGE([.E4:.F4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5" office:value-type="string">
            <text:p>TAMAYO VELA </text:p>
          </table:table-cell>
          <table:table-cell table:style-name="ce34" office:value-type="string">
            <text:p>CESAR ADRIAN</text:p>
          </table:table-cell>
          <table:table-cell table:style-name="ce2"/>
          <table:table-cell table:style-name="ce16" office:value-type="float" office:value="5.4">
            <text:p>5.40</text:p>
          </table:table-cell>
          <table:table-cell table:style-name="ce16" office:value-type="float" office:value="5.5">
            <text:p>5.50</text:p>
          </table:table-cell>
          <table:table-cell table:style-name="ce15" table:formula="of:=IF([.E5]&lt;&gt;&quot;&quot;;IF(GESTEP([.F5];[.E5]);AVERAGE([.E5:.F5]);&quot;No Mejora&quot;);&quot;&quot;)" office:value-type="float" office:value="5.45">
            <text:p>5.4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6" office:value-type="string">
            <text:p>BENAVIDES ECHEVERRIA </text:p>
          </table:table-cell>
          <table:table-cell table:style-name="ce26" office:value-type="string">
            <text:p>KARLA MILENA</text:p>
          </table:table-cell>
          <table:table-cell table:style-name="ce2" office:value-type="string">
            <text:p>9B</text:p>
          </table:table-cell>
          <table:table-cell table:style-name="ce16" office:value-type="float" office:value="6.2">
            <text:p>6.20</text:p>
          </table:table-cell>
          <table:table-cell table:style-name="ce16" office:value-type="float" office:value="5.5">
            <text:p>5.50</text:p>
          </table:table-cell>
          <table:table-cell table:style-name="ce15" table:formula="of:=IF([.E6]&lt;&gt;&quot;&quot;;IF(GESTEP([.F6];[.E6]);AVERAGE([.E6:.F6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7" office:value-type="string">
            <text:p>BOLAÑOS ESPIN </text:p>
          </table:table-cell>
          <table:table-cell table:style-name="ce35" office:value-type="string">
            <text:p>ANTHONY RODOLFO</text:p>
          </table:table-cell>
          <table:table-cell table:style-name="ce2"/>
          <table:table-cell table:style-name="ce16" office:value-type="float" office:value="4.8">
            <text:p>4.80</text:p>
          </table:table-cell>
          <table:table-cell table:style-name="ce16" office:value-type="float" office:value="5.5">
            <text:p>5.50</text:p>
          </table:table-cell>
          <table:table-cell table:style-name="ce15" table:formula="of:=IF([.E7]&lt;&gt;&quot;&quot;;IF(GESTEP([.F7];[.E7]);AVERAGE([.E7:.F7]);&quot;No Mejora&quot;);&quot;&quot;)" office:value-type="float" office:value="5.15">
            <text:p>5.1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8" office:value-type="string">
            <text:p>CARDENAS VIVANCO</text:p>
          </table:table-cell>
          <table:table-cell table:style-name="ce35" office:value-type="string">
            <text:p>EVANS ANDRES</text:p>
          </table:table-cell>
          <table:table-cell table:style-name="ce2"/>
          <table:table-cell table:style-name="ce16" office:value-type="float" office:value="5.6">
            <text:p>5.60</text:p>
          </table:table-cell>
          <table:table-cell table:style-name="ce16" office:value-type="float" office:value="4.2">
            <text:p>4.20</text:p>
          </table:table-cell>
          <table:table-cell table:style-name="ce15" table:formula="of:=IF([.E8]&lt;&gt;&quot;&quot;;IF(GESTEP([.F8];[.E8]);AVERAGE([.E8:.F8]);&quot;No Mejora&quot;);&quot;&quot;)" office:value-type="string" office:string-value="No Mejora">
            <text:p>No Mejor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7" office:value-type="string">
            <text:p>CORTÉZ CEVALLOS </text:p>
          </table:table-cell>
          <table:table-cell table:style-name="ce35" office:value-type="string">
            <text:p>AARON MAXIMILIANO</text:p>
          </table:table-cell>
          <table:table-cell table:style-name="ce2"/>
          <table:table-cell table:style-name="ce16" office:value-type="float" office:value="4.4">
            <text:p>4.40</text:p>
          </table:table-cell>
          <table:table-cell table:style-name="ce16" office:value-type="float" office:value="5.5">
            <text:p>5.50</text:p>
          </table:table-cell>
          <table:table-cell table:style-name="ce15" table:formula="of:=IF([.E9]&lt;&gt;&quot;&quot;;IF(GESTEP([.F9];[.E9]);AVERAGE([.E9:.F9]);&quot;No Mejora&quot;);&quot;&quot;)" office:value-type="float" office:value="4.95">
            <text:p>4.9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6" office:value-type="string">
            <text:p>ESCOBAR CONDE </text:p>
          </table:table-cell>
          <table:table-cell table:style-name="ce36" office:value-type="string">
            <text:p>CRISTHOPER EDUARDO</text:p>
          </table:table-cell>
          <table:table-cell table:style-name="ce2"/>
          <table:table-cell table:style-name="ce16" office:value-type="float" office:value="2.8">
            <text:p>2.80</text:p>
          </table:table-cell>
          <table:table-cell table:style-name="ce16" office:value-type="float" office:value="4.75">
            <text:p>4.75</text:p>
          </table:table-cell>
          <table:table-cell table:style-name="ce15" table:formula="of:=IF([.E10]&lt;&gt;&quot;&quot;;IF(GESTEP([.F10];[.E10]);AVERAGE([.E10:.F10]);&quot;No Mejora&quot;);&quot;&quot;)" office:value-type="float" office:value="3.775">
            <text:p>3.7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6" office:value-type="string">
            <text:p>GARRIDO ANGULO </text:p>
          </table:table-cell>
          <table:table-cell table:style-name="ce37" office:value-type="string">
            <text:p>DOMÉNICA FERNANDA</text:p>
          </table:table-cell>
          <table:table-cell table:style-name="ce2"/>
          <table:table-cell table:style-name="ce16" office:value-type="float" office:value="3.2">
            <text:p>3.20</text:p>
          </table:table-cell>
          <table:table-cell table:style-name="ce16" office:value-type="float" office:value="6.5">
            <text:p>6.50</text:p>
          </table:table-cell>
          <table:table-cell table:style-name="ce15" table:formula="of:=IF([.E11]&lt;&gt;&quot;&quot;;IF(GESTEP([.F11];[.E11]);AVERAGE([.E11:.F11]);&quot;No Mejora&quot;);&quot;&quot;)" office:value-type="float" office:value="4.85">
            <text:p>4.8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7" office:value-type="string">
            <text:p>MENDEZ MOLINA</text:p>
          </table:table-cell>
          <table:table-cell table:style-name="ce35" office:value-type="string">
            <text:p>STEVEN ALEXANDER</text:p>
          </table:table-cell>
          <table:table-cell table:style-name="ce2"/>
          <table:table-cell table:style-name="ce16" office:value-type="float" office:value="4.8">
            <text:p>4.80</text:p>
          </table:table-cell>
          <table:table-cell table:style-name="ce16" office:value-type="float" office:value="5.9">
            <text:p>5.90</text:p>
          </table:table-cell>
          <table:table-cell table:style-name="ce15" table:formula="of:=IF([.E12]&lt;&gt;&quot;&quot;;IF(GESTEP([.F12];[.E12]);AVERAGE([.E12:.F12]);&quot;No Mejora&quot;);&quot;&quot;)" office:value-type="float" office:value="5.35">
            <text:p>5.3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6" office:value-type="string">
            <text:p>RUIZ PROAÑO <text:s text:c="28"/></text:p>
          </table:table-cell>
          <table:table-cell table:style-name="ce37" office:value-type="string">
            <text:p>NICOLE SARAI</text:p>
          </table:table-cell>
          <table:table-cell table:style-name="ce2"/>
          <table:table-cell table:style-name="ce16" office:value-type="float" office:value="5.4">
            <text:p>5.40</text:p>
          </table:table-cell>
          <table:table-cell table:style-name="ce16" office:value-type="float" office:value="5.5">
            <text:p>5.50</text:p>
          </table:table-cell>
          <table:table-cell table:style-name="ce15" table:formula="of:=IF([.E13]&lt;&gt;&quot;&quot;;IF(GESTEP([.F13];[.E13]);AVERAGE([.E13:.F13]);&quot;No Mejora&quot;);&quot;&quot;)" office:value-type="float" office:value="5.45">
            <text:p>5.4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9" office:value-type="string">
            <text:p>LARA SORIA </text:p>
          </table:table-cell>
          <table:table-cell table:style-name="ce13" office:value-type="string">
            <text:p>NICOLE LIZBETH</text:p>
          </table:table-cell>
          <table:table-cell table:style-name="ce2" office:value-type="string">
            <text:p>3CC</text:p>
          </table:table-cell>
          <table:table-cell table:style-name="ce16" office:value-type="float" office:value="6.6">
            <text:p>6.60</text:p>
          </table:table-cell>
          <table:table-cell table:style-name="ce16" office:value-type="float" office:value="6.85">
            <text:p>6.85</text:p>
          </table:table-cell>
          <table:table-cell table:style-name="ce15" table:formula="of:=IF([.E14]&lt;&gt;&quot;&quot;;IF(GESTEP([.F14];[.E14]);AVERAGE([.E14:.F14]);&quot;No Mejora&quot;);&quot;&quot;)" office:value-type="float" office:value="6.725">
            <text:p>6.7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istory</text:p>
          </table:table-cell>
          <table:table-cell table:style-name="ce29" office:value-type="string">
            <text:p>LARA SORIA </text:p>
          </table:table-cell>
          <table:table-cell table:style-name="ce13" office:value-type="string">
            <text:p>NICOLE LIZBETH</text:p>
          </table:table-cell>
          <table:table-cell table:style-name="ce2" office:value-type="string">
            <text:p>3CC</text:p>
          </table:table-cell>
          <table:table-cell table:style-name="ce16" office:value-type="float" office:value="4.9">
            <text:p>4.90</text:p>
          </table:table-cell>
          <table:table-cell table:style-name="ce16" office:value-type="float" office:value="5">
            <text:p>5.00</text:p>
          </table:table-cell>
          <table:table-cell table:style-name="ce15" table:formula="of:=IF([.E15]&lt;&gt;&quot;&quot;;IF(GESTEP([.F15];[.E15]);AVERAGE([.E15:.F15]);&quot;No Mejora&quot;);&quot;&quot;)" office:value-type="float" office:value="4.95">
            <text:p>4.9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0"/>
          <table:table-cell table:style-name="ce38"/>
          <table:table-cell table:style-name="ce2"/>
          <table:table-cell table:number-columns-repeated="2" table:style-name="ce16"/>
          <table:table-cell table:style-name="ce15" table:formula="of:=IF([.E16]&lt;&gt;&quot;&quot;;IF(GESTEP([.F16];[.E16]);AVERAGE([.E16:.F16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1"/>
          <table:table-cell table:style-name="ce39"/>
          <table:table-cell table:style-name="ce2"/>
          <table:table-cell table:number-columns-repeated="2" table:style-name="ce16"/>
          <table:table-cell table:style-name="ce15" table:formula="of:=IF([.E17]&lt;&gt;&quot;&quot;;IF(GESTEP([.F17];[.E17]);AVERAGE([.E17:.F17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1"/>
          <table:table-cell table:style-name="ce13"/>
          <table:table-cell table:style-name="ce2"/>
          <table:table-cell table:number-columns-repeated="2" table:style-name="ce16"/>
          <table:table-cell table:style-name="ce15" table:formula="of:=IF([.E18]&lt;&gt;&quot;&quot;;IF(GESTEP([.F18];[.E18]);AVERAGE([.E18:.F18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29"/>
          <table:table-cell table:style-name="ce39"/>
          <table:table-cell table:style-name="ce2"/>
          <table:table-cell table:number-columns-repeated="2" table:style-name="ce16"/>
          <table:table-cell table:style-name="ce15" table:formula="of:=IF([.E19]&lt;&gt;&quot;&quot;;IF(GESTEP([.F19];[.E19]);AVERAGE([.E19:.F19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29"/>
          <table:table-cell table:style-name="ce13"/>
          <table:table-cell table:style-name="ce2"/>
          <table:table-cell table:number-columns-repeated="2" table:style-name="ce16"/>
          <table:table-cell table:style-name="ce15" table:formula="of:=IF([.E20]&lt;&gt;&quot;&quot;;IF(GESTEP([.F20];[.E20]);AVERAGE([.E20:.F20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1"/>
          <table:table-cell table:style-name="ce13"/>
          <table:table-cell table:style-name="ce2"/>
          <table:table-cell table:number-columns-repeated="2" table:style-name="ce16"/>
          <table:table-cell table:style-name="ce15" table:formula="of:=IF([.E21]&lt;&gt;&quot;&quot;;IF(GESTEP([.F21];[.E21]);AVERAGE([.E21:.F21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2"/>
          <table:table-cell table:style-name="ce40"/>
          <table:table-cell table:style-name="ce2"/>
          <table:table-cell table:number-columns-repeated="2" table:style-name="ce16"/>
          <table:table-cell table:style-name="ce15" table:formula="of:=IF([.E22]&lt;&gt;&quot;&quot;;IF(GESTEP([.F22];[.E22]);AVERAGE([.E22:.F22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2"/>
          <table:table-cell table:style-name="ce13"/>
          <table:table-cell table:style-name="ce2"/>
          <table:table-cell table:number-columns-repeated="2" table:style-name="ce16"/>
          <table:table-cell table:style-name="ce15" table:formula="of:=IF([.E23]&lt;&gt;&quot;&quot;;IF(GESTEP([.F23];[.E23]);AVERAGE([.E23:.F23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1"/>
          <table:table-cell table:style-name="ce13"/>
          <table:table-cell table:style-name="ce2"/>
          <table:table-cell table:number-columns-repeated="2" table:style-name="ce16"/>
          <table:table-cell table:style-name="ce15" table:formula="of:=IF([.E24]&lt;&gt;&quot;&quot;;IF(GESTEP([.F24];[.E24]);AVERAGE([.E24:.F24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2"/>
          <table:table-cell table:style-name="ce40"/>
          <table:table-cell table:style-name="ce2"/>
          <table:table-cell table:number-columns-repeated="2" table:style-name="ce16"/>
          <table:table-cell table:style-name="ce15" table:formula="of:=IF([.E25]&lt;&gt;&quot;&quot;;IF(GESTEP([.F25];[.E25]);AVERAGE([.E25:.F25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2"/>
          <table:table-cell table:style-name="ce40"/>
          <table:table-cell table:style-name="ce2"/>
          <table:table-cell table:number-columns-repeated="2" table:style-name="ce16"/>
          <table:table-cell table:style-name="ce15" table:formula="of:=IF([.E26]&lt;&gt;&quot;&quot;;IF(GESTEP([.F26];[.E26]);AVERAGE([.E26:.F26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2"/>
          <table:table-cell table:style-name="ce40"/>
          <table:table-cell table:style-name="ce2"/>
          <table:table-cell table:number-columns-repeated="2" table:style-name="ce16"/>
          <table:table-cell table:style-name="ce15" table:formula="of:=IF([.E27]&lt;&gt;&quot;&quot;;IF(GESTEP([.F27];[.E27]);AVERAGE([.E27:.F27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0"/>
          <table:table-cell table:style-name="ce38"/>
          <table:table-cell table:style-name="ce2"/>
          <table:table-cell table:number-columns-repeated="2" table:style-name="ce16"/>
          <table:table-cell table:style-name="ce15" table:formula="of:=IF([.E28]&lt;&gt;&quot;&quot;;IF(GESTEP([.F28];[.E28]);AVERAGE([.E28:.F28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31"/>
          <table:table-cell table:style-name="ce13"/>
          <table:table-cell table:style-name="ce2"/>
          <table:table-cell table:number-columns-repeated="2" table:style-name="ce16"/>
          <table:table-cell table:style-name="ce15" table:formula="of:=IF([.E29]&lt;&gt;&quot;&quot;;IF(GESTEP([.F29];[.E29]);AVERAGE([.E29:.F29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0]&lt;&gt;&quot;&quot;;IF(GESTEP([.F30];[.E30]);AVERAGE([.E30:.F30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1]&lt;&gt;&quot;&quot;;IF(GESTEP([.F31];[.E31]);AVERAGE([.E31:.F31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2]&lt;&gt;&quot;&quot;;IF(GESTEP([.F32];[.E32]);AVERAGE([.E32:.F32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3]&lt;&gt;&quot;&quot;;IF(GESTEP([.F33];[.E33]);AVERAGE([.E33:.F33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4]&lt;&gt;&quot;&quot;;IF(GESTEP([.F34];[.E34]);AVERAGE([.E34:.F34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5]&lt;&gt;&quot;&quot;;IF(GESTEP([.F35];[.E35]);AVERAGE([.E35:.F35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6]&lt;&gt;&quot;&quot;;IF(GESTEP([.F36];[.E36]);AVERAGE([.E36:.F36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7]&lt;&gt;&quot;&quot;;IF(GESTEP([.F37];[.E37]);AVERAGE([.E37:.F37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8]&lt;&gt;&quot;&quot;;IF(GESTEP([.F38];[.E38]);AVERAGE([.E38:.F38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39]&lt;&gt;&quot;&quot;;IF(GESTEP([.F39];[.E39]);AVERAGE([.E39:.F39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0]&lt;&gt;&quot;&quot;;IF(GESTEP([.F40];[.E40]);AVERAGE([.E40:.F40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1]&lt;&gt;&quot;&quot;;IF(GESTEP([.F41];[.E41]);AVERAGE([.E41:.F41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2]&lt;&gt;&quot;&quot;;IF(GESTEP([.F42];[.E42]);AVERAGE([.E42:.F42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3]&lt;&gt;&quot;&quot;;IF(GESTEP([.F43];[.E43]);AVERAGE([.E43:.F43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4]&lt;&gt;&quot;&quot;;IF(GESTEP([.F44];[.E44]);AVERAGE([.E44:.F44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5]&lt;&gt;&quot;&quot;;IF(GESTEP([.F45];[.E45]);AVERAGE([.E45:.F45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6]&lt;&gt;&quot;&quot;;IF(GESTEP([.F46];[.E46]);AVERAGE([.E46:.F46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7]&lt;&gt;&quot;&quot;;IF(GESTEP([.F47];[.E47]);AVERAGE([.E47:.F47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8]&lt;&gt;&quot;&quot;;IF(GESTEP([.F48];[.E48]);AVERAGE([.E48:.F48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49]&lt;&gt;&quot;&quot;;IF(GESTEP([.F49];[.E49]);AVERAGE([.E49:.F49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50]&lt;&gt;&quot;&quot;;IF(GESTEP([.F50];[.E50]);AVERAGE([.E50:.F50]);&quot;No Mejora&quot;);&quot;&quot;)">
            <text:p/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number-columns-repeated="2" table:style-name="ce16"/>
          <table:table-cell table:style-name="ce15" table:formula="of:=IF([.E51]&lt;&gt;&quot;&quot;;IF(GESTEP([.F51];[.E51]);AVERAGE([.E51:.F51]);&quot;No Mejora&quot;);&quot;&quot;)">
            <text:p/>
          </table:table-cell>
          <table:table-cell table:number-columns-repeated="1017"/>
        </table:table-row>
        <table:table-row table:style-name="ro1" table:number-rows-repeated="269518">
          <table:table-cell table:number-columns-repeated="6"/>
          <table:table-cell table:style-name="ce15"/>
          <table:table-cell table:number-columns-repeated="1017"/>
        </table:table-row>
        <table:table-row table:style-name="ro1" table:number-rows-repeated="7790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3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4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Primaria.$A$1" table:expression="IF(#REF!&lt;&gt;&quot;&quot;;IF(GESTEP(#REF!;#REF!);AVERAGE(#REF!);&quot;No Mejora&quot;);&quot;&quot;)"/>
        <table:named-expression table:name="__shared_2_0_0" table:base-cell-address="$Primaria.$A$1" table:expression="IF(#REF!&lt;&gt;&quot;&quot;;IF(GESTEP(#REF!;#REF!);AVERAGE(#REF!);&quot;No Mejora&quot;);&quot;&quot;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integer-digits="1" number:grouping="true"/>
      <style:map style:condition="value()&gt;=0" style:apply-style-name="N113P0"/>
    </number:number-style>
    <number:number-style style:name="N114">
      <number:text>$</number:text>
      <number:number number:decimal-places="2" number:min-integer-digits="1" number:grouping="true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 </number:text>
      <number:number number:decimal-places="0" number:min-integer-digits="1" number:grouping="true"/>
      <number:text> </number:text>
    </number:number-style>
    <number:number-style style:name="N142">
      <number:text>(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 </number:text>
      <number:number number:decimal-places="2" number:min-integer-digits="1" number:grouping="true"/>
      <number:text> </number:text>
    </number:number-style>
    <number:number-style style:name="N145">
      <number:text>(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 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$ </number:text>
      <number:number number:decimal-places="0" number:min-integer-digits="1" number:grouping="true"/>
      <number:text> </number:text>
    </number:number-style>
    <number:number-style style:name="N150P1" style:volatile="true">
      <number:text> $ (</number:text>
      <number:number number:decimal-places="0" number:min-integer-digits="1" number:grouping="true"/>
      <number:text>)</number:text>
    </number:number-style>
    <number:number-style style:name="N150P2" style:volatile="true">
      <number:text> $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 </number:text>
      <number:number number:decimal-places="2" number:min-integer-digits="1" number:grouping="true"/>
      <number:text> </number:text>
    </number:number-style>
    <number:number-style style:name="N156P1" style:volatile="true">
      <number:text> $ (</number:text>
      <number:number number:decimal-places="2" number:min-integer-digits="1" number:grouping="true"/>
      <number:text>)</number:text>
    </number:number-style>
    <number:number-style style:name="N156P2" style:volatile="true">
      <number:text> $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 </number:text>
      <number:number number:decimal-places="0" number:min-integer-digits="1" number:grouping="true"/>
    </number:number-style>
    <number:number-style style:name="N160">
      <number:text>$ 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$ </number:text>
      <number:number number:decimal-places="0" number:min-integer-digits="1" number:grouping="true"/>
    </number:number-style>
    <number:number-style style:name="N161">
      <style:text-properties fo:color="#ff0000"/>
      <number:text>$ 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$ </number:text>
      <number:number number:decimal-places="2" number:min-integer-digits="1" number:grouping="true"/>
    </number:number-style>
    <number:number-style style:name="N163">
      <number:text>$ 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 </number:text>
      <number:number number:decimal-places="2" number:min-integer-digits="1" number:grouping="true"/>
    </number:number-style>
    <number:number-style style:name="N164">
      <style:text-properties fo:color="#ff0000"/>
      <number:text>$ 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text> $ </number:text>
      <number:number number:decimal-places="0" number:min-integer-digits="1" number:grouping="true"/>
      <number:text> </number:text>
    </number:number-style>
    <number:number-style style:name="N166P1" style:volatile="true">
      <number:text> $ -</number:text>
      <number:number number:decimal-places="0" number:min-integer-digits="1" number:grouping="true"/>
      <number:text> </number:text>
    </number:number-style>
    <number:number-style style:name="N166P2" style:volatile="true">
      <number:text> $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$ </number:text>
      <number:number number:decimal-places="2" number:min-integer-digits="1" number:grouping="true"/>
      <number:text> </number:text>
    </number:number-style>
    <number:number-style style:name="N170P1" style:volatile="true">
      <number:text> $ -</number:text>
      <number:number number:decimal-places="2" number:min-integer-digits="1" number:grouping="true"/>
      <number:text> </number:text>
    </number:number-style>
    <number:number-style style:name="N170P2" style:volatile="true">
      <number:text> $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€</number:text>
    </number:number-style>
    <number:number-style style:name="N174">
      <number:text>-</number:text>
      <number:number number:decimal-places="0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5P0"/>
    </number:number-style>
    <number:number-style style:name="N177P0" style:volatile="true">
      <number:number number:decimal-places="2" number:min-integer-digits="1" number:grouping="true"/>
      <number:text> €</number:text>
    </number:number-style>
    <number:number-style style:name="N177">
      <number:text>-</number:text>
      <number:number number:decimal-places="2" number:min-integer-digits="1" number:grouping="true"/>
      <number:text> €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82P0" style:volatile="true">
      <number:number number:decimal-places="0" number:min-integer-digits="1" number:grouping="true"/>
      <number:text> € </number:text>
    </number:number-style>
    <number:number-style style:name="N182P1" style:volatile="true">
      <number:text>-</number:text>
      <number:number number:decimal-places="0" number:min-integer-digits="1" number:grouping="true"/>
      <number:text> € </number:text>
    </number:number-style>
    <number:number-style style:name="N182P2" style:volatile="true">
      <number:text> -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   </number:text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P2" style:volatile="true">
      <number:text> -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€ </number:text>
    </number:number-style>
    <number:number-style style:name="N190P1" style:volatile="true">
      <number:text>-</number:text>
      <number:number number:decimal-places="2" number:min-integer-digits="1" number:grouping="true"/>
      <number:text> € </number:text>
    </number:number-style>
    <number:number-style style:name="N190P2" style:volatile="true">
      <number:text> -</number:text>
      <number:number number:decimal-places="0" number:min-integer-digits="0"/>
      <number:text>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   </number:text>
    </number:number-style>
    <number:number-style style:name="N194P1" style:volatile="true">
      <number:text>-</number:text>
      <number:number number:decimal-places="2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$</number:text>
    </number:number-style>
    <number:number-style style:name="N196">
      <number:text>-</number:text>
      <number:number number:decimal-places="0" number:min-integer-digits="1" number:grouping="true"/>
      <number:text> $</number:text>
      <style:map style:condition="value()&gt;=0" style:apply-style-name="N196P0"/>
    </number:number-style>
    <number:number-style style:name="N197P0" style:volatile="true">
      <number:number number:decimal-places="0" number:min-integer-digits="1" number:grouping="true"/>
      <number:text> $</number:text>
    </number:number-style>
    <number:number-style style:name="N19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97P0"/>
    </number:number-style>
    <number:number-style style:name="N199P0" style:volatile="true">
      <number:number number:decimal-places="2" number:min-integer-digits="1" number:grouping="true"/>
      <number:text> $</number:text>
    </number:number-style>
    <number:number-style style:name="N199">
      <number:text>-</number:text>
      <number:number number:decimal-places="2" number:min-integer-digits="1" number:grouping="true"/>
      <number:text> $</number:text>
      <style:map style:condition="value()&gt;=0" style:apply-style-name="N199P0"/>
    </number:number-style>
    <number:number-style style:name="N200P0" style:volatile="true">
      <number:number number:decimal-places="2" number:min-integer-digits="1" number:grouping="true"/>
      <number:text> $</number:text>
    </number:number-style>
    <number:number-style style:name="N200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200P0"/>
    </number:number-style>
    <number:number-style style:name="N204P0" style:volatile="true">
      <number:number number:decimal-places="0" number:min-integer-digits="1" number:grouping="true"/>
      <number:text> $ </number:text>
    </number:number-style>
    <number:number-style style:name="N204P1" style:volatile="true">
      <number:text>-</number:text>
      <number:number number:decimal-places="0" number:min-integer-digits="1" number:grouping="true"/>
      <number:text> $ </number:text>
    </number:number-style>
    <number:number-style style:name="N204P2" style:volatile="true">
      <number:text> - $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$ </number:text>
    </number:number-style>
    <number:number-style style:name="N208P1" style:volatile="true">
      <number:text>-</number:text>
      <number:number number:decimal-places="2" number:min-integer-digits="1" number:grouping="true"/>
      <number:text> $ </number:text>
    </number:number-style>
    <number:number-style style:name="N208P2" style:volatile="true">
      <number:text> -</number:text>
      <number:number number:decimal-places="0" number:min-integer-digits="0"/>
      <number:text> $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0" number:min-integer-digits="1" number:grouping="true"/>
      <number:text> pta</number:text>
    </number:number-style>
    <number:number-style style:name="N210">
      <number:text>-</number:text>
      <number:number number:decimal-places="0" number:min-integer-digits="1" number:grouping="true"/>
      <number:text> pta</number:text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  <number:text> pta</number:text>
    </number:number-style>
    <number:number-style style:name="N21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11P0"/>
    </number:number-style>
    <number:number-style style:name="N213P0" style:volatile="true">
      <number:number number:decimal-places="2" number:min-integer-digits="1" number:grouping="true"/>
      <number:text> pta</number:text>
    </number:number-style>
    <number:number-style style:name="N213">
      <number:text>-</number:text>
      <number:number number:decimal-places="2" number:min-integer-digits="1" number:grouping="true"/>
      <number:text> pta</number:text>
      <style:map style:condition="value()&gt;=0" style:apply-style-name="N213P0"/>
    </number:number-style>
    <number:number-style style:name="N214P0" style:volatile="true">
      <number:number number:decimal-places="2" number:min-integer-digits="1" number:grouping="true"/>
      <number:text> pta</number:text>
    </number:number-style>
    <number:number-style style:name="N21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14P0"/>
    </number:number-style>
    <number:number-style style:name="N218P0" style:volatile="true">
      <number:number number:decimal-places="0" number:min-integer-digits="1" number:grouping="true"/>
      <number:text> pta </number:text>
    </number:number-style>
    <number:number-style style:name="N218P1" style:volatile="true">
      <number:text>-</number:text>
      <number:number number:decimal-places="0" number:min-integer-digits="1" number:grouping="true"/>
      <number:text> pta </number:text>
    </number:number-style>
    <number:number-style style:name="N218P2" style:volatile="true">
      <number:text> - pta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0" number:min-integer-digits="1" number:grouping="true"/>
      <number:text>       </number:text>
    </number:number-style>
    <number:number-style style:name="N222P1" style:volatile="true">
      <number:text>-</number:text>
      <number:number number:decimal-places="0" number:min-integer-digits="1" number:grouping="true"/>
      <number:text>       </number:text>
    </number:number-style>
    <number:number-style style:name="N222P2" style:volatile="true">
      <number:text> -   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pta </number:text>
    </number:number-style>
    <number:number-style style:name="N226P1" style:volatile="true">
      <number:text>-</number:text>
      <number:number number:decimal-places="2" number:min-integer-digits="1" number:grouping="true"/>
      <number:text> pta </number:text>
    </number:number-style>
    <number:number-style style:name="N226P2" style:volatile="true">
      <number:text> -</number:text>
      <number:number number:decimal-places="0" number:min-integer-digits="0"/>
      <number:text> pta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number number:decimal-places="2" number:min-integer-digits="1" number:grouping="true"/>
      <number:text>       </number:text>
    </number:number-style>
    <number:number-style style:name="N230P1" style:volatile="true">
      <number:text>-</number:text>
      <number:number number:decimal-places="2" number:min-integer-digits="1" number:grouping="true"/>
      <number:text>       </number:text>
    </number:number-style>
    <number:number-style style:name="N230P2" style:volatile="true">
      <number:text> -</number:text>
      <number:number number:decimal-places="0" number:min-integer-digits="0"/>
      <number:text> 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text>S/. </number:text>
      <number:number number:decimal-places="0" number:min-integer-digits="1" number:grouping="true"/>
    </number:number-style>
    <number:number-style style:name="N232">
      <number:text>S/. -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S/. </number:text>
      <number:number number:decimal-places="0" number:min-integer-digits="1" number:grouping="true"/>
    </number:number-style>
    <number:number-style style:name="N233">
      <style:text-properties fo:color="#ff0000"/>
      <number:text>S/. -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S/. </number:text>
      <number:number number:decimal-places="2" number:min-integer-digits="1" number:grouping="true"/>
    </number:number-style>
    <number:number-style style:name="N235">
      <number:text>S/. -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S/. </number:text>
      <number:number number:decimal-places="2" number:min-integer-digits="1" number:grouping="true"/>
    </number:number-style>
    <number:number-style style:name="N236">
      <style:text-properties fo:color="#ff0000"/>
      <number:text>S/. -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S/. </number:text>
      <number:number number:decimal-places="0" number:min-integer-digits="1" number:grouping="true"/>
      <number:text> </number:text>
    </number:number-style>
    <number:number-style style:name="N240P1" style:volatile="true">
      <number:text> S/. -</number:text>
      <number:number number:decimal-places="0" number:min-integer-digits="1" number:grouping="true"/>
      <number:text> </number:text>
    </number:number-style>
    <number:number-style style:name="N240P2" style:volatile="true">
      <number:text> S/. 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S/. </number:text>
      <number:number number:decimal-places="2" number:min-integer-digits="1" number:grouping="true"/>
      <number:text> </number:text>
    </number:number-style>
    <number:number-style style:name="N244P1" style:volatile="true">
      <number:text> S/. -</number:text>
      <number:number number:decimal-places="2" number:min-integer-digits="1" number:grouping="true"/>
      <number:text> </number:text>
    </number:number-style>
    <number:number-style style:name="N244P2" style:volatile="true">
      <number:text> S/.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currency-style style:name="N2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7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247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247P0"/>
      <style:map style:condition="value()&lt;0" style:apply-style-name="N247P1"/>
    </number:currency-style>
    <number:date-style style:name="N24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8">
      <number:text-content/>
      <style:map style:condition="value()&gt;=0" style:apply-style-name="N248P0"/>
    </number:text-style>
    <number:date-style style:name="N249P0" style:volatile="true">
      <number:day number:style="long"/>
      <number:text>/</number:text>
      <number:month number:style="long"/>
      <number:text>/</number:text>
      <number:year/>
    </number:date-style>
    <number:text-style style:name="N249">
      <number:text-content/>
      <style:map style:condition="value()&gt;=0" style:apply-style-name="N249P0"/>
    </number:text-style>
    <number:number-style style:name="N250">
      <number:number number:decimal-places="1" number:min-integer-digits="1"/>
    </number:number-style>
    <number:number-style style:name="N251P0" style:volatile="true">
      <number:number number:decimal-places="2" number:min-integer-digits="1"/>
    </number:number-style>
    <number:number-style style:name="N251">
      <style:text-properties fo:color="#ff0000"/>
      <number:number number:decimal-places="2" number:min-integer-digits="1"/>
      <style:map style:condition="value()&gt;=0" style:apply-style-name="N251P0"/>
    </number:number-style>
    <number:number-style style:name="N252P0" style:volatile="true">
      <number:number number:decimal-places="1" number:min-integer-digits="1"/>
    </number:number-style>
    <number:number-style style:name="N252">
      <style:text-properties fo:color="#ff0000"/>
      <number:number number:decimal-places="1" number:min-integer-digits="1"/>
      <style:map style:condition="value()&gt;=0" style:apply-style-name="N252P0"/>
    </number:number-style>
    <number:number-style style:name="N253P0" style:volatile="true">
      <number:number number:decimal-places="0" number:min-integer-digits="1"/>
    </number:number-style>
    <number:number-style style:name="N253">
      <style:text-properties fo:color="#ff0000"/>
      <number:number number:decimal-places="0" number:min-integer-digits="1"/>
      <style:map style:condition="value()&gt;=0" style:apply-style-name="N253P0"/>
    </number:number-style>
    <number:number-style style:name="N255P0" style:volatile="true">
      <number:text>Sí</number:text>
    </number:number-style>
    <number:number-style style:name="N255P1" style:volatile="true">
      <number:text>Sí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Verdadero</number:text>
    </number:number-style>
    <number:number-style style:name="N257P1" style:volatile="true">
      <number:text>Verdadero</number:text>
    </number:number-style>
    <number:number-style style:name="N257">
      <number:text>Falso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Activado</number:text>
    </number:number-style>
    <number:number-style style:name="N259P1" style:volatile="true">
      <number:text>Activado</number:text>
    </number:number-style>
    <number:number-style style:name="N259">
      <number:text>Desactivado</number:text>
      <style:map style:condition="value()&gt;0" style:apply-style-name="N259P0"/>
      <style:map style:condition="value()&lt;0" style:apply-style-name="N259P1"/>
    </number:number-style>
    <number:currency-style style:name="N2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0P0"/>
    </number:currency-style>
    <number:number-style style:name="N261">
      <number:number number:decimal-places="3" number:min-integer-digits="1"/>
    </number:number-style>
    <number:number-style style:name="N263P0" style:volatile="true">
      <number:text> $</number:text>
      <number:number number:decimal-places="2" number:min-integer-digits="1" number:grouping="true"/>
      <number:text> </number:text>
    </number:number-style>
    <number:number-style style:name="N263P1" style:volatile="true">
      <number:text> $(</number:text>
      <number:number number:decimal-places="2" number:min-integer-digits="1" number:grouping="true"/>
      <number:text>)</number:text>
    </number:number-style>
    <number:number-style style:name="N263P2" style:volatile="true">
      <number:text> $-</number:text>
      <number:number number: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5P0" style:volatile="true">
      <number:text> $</number:text>
      <number:number number:decimal-places="0" number:min-integer-digits="1" number:grouping="true"/>
      <number:text> </number:text>
    </number:number-style>
    <number:number-style style:name="N265P1" style:volatile="true">
      <number:text> $(</number:text>
      <number:number number:decimal-places="0" number:min-integer-digits="1" number:grouping="true"/>
      <number:text>)</number:text>
    </number:number-style>
    <number:number-style style:name="N265P2" style:volatile="true">
      <number:text> $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number:date-style style:name="N10108" number:language="es" number:country="EC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108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maria" style:display-name="PageStyle_Primaria" style:page-layout-name="Mpm3">
      <style:header>
        <text:p><text:span text:style-name="MT1">REFUERZO ACADÉMICO PRIMER QUIMESTRE</text:span></text:p>
      </style:header>
      <style:header-left style:display="false"/>
      <style:footer style:display="false"/>
      <style:footer-left style:display="false"/>
    </style:master-page>
    <style:master-page style:name="PageStyle_5f_Secundaria" style:display-name="PageStyle_Secundaria" style:page-layout-name="Mpm3">
      <style:header>
        <text:p><text:span text:style-name="MT1">REFUERZO ACADÉMICO PRIMER QUIMESTRE</text:span></text:p>
      </style:header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</meta:initial-creator>
    <dc:creator>elito </dc:creator>
    <meta:creation-date>2013-02-09T16:22:04</meta:creation-date>
    <dc:date>2013-02-14T13:23:08</dc:date>
    <meta:generator>LibreOffice/3.5$Linux_x86 LibreOffice_project/350m1$Build-2</meta:generator>
    <meta:editing-duration>PT14M18S</meta:editing-duration>
    <meta:editing-cycles>6</meta:editing-cycles>
    <meta:document-statistic meta:table-count="4" meta:cell-count="540" meta:object-count="0"/>
    <meta:user-defined meta:name="AppVersion">12.0000</meta:user-defined>
    <meta:user-defined meta:name="Company">Microsoft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